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Medium" svg:font-family="'Noto Sans CJK KR Medium'"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Arial1"/>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font-name="Arial" fo:font-size="11pt" fo:font-style="normal" style:text-underline-style="solid" style:text-underline-width="auto" style:text-underline-color="font-color" fo:font-weight="normal"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font-name="Arial" fo:font-size="13pt" fo:font-style="normal" style:text-underline-style="solid" style:text-underline-width="auto" style:text-underline-color="font-color" fo:font-weight="normal" fo:background-color="transparent" style:font-size-asian="13pt" style:font-size-complex="13pt"/>
    </style:style>
    <style:style style:name="P4" style:family="paragraph" style:parent-style-name="Text_20_body">
      <style:paragraph-properties fo:margin-top="0cm" fo:margin-bottom="0cm" loext:contextual-spacing="false" fo:line-height="138%" style:writing-mode="lr-tb"/>
      <style:text-properties fo:font-variant="normal" fo:text-transform="none" fo:color="#000000" style:font-name="Arial" fo:font-size="13pt" fo:font-style="normal" style:text-underline-style="solid" style:text-underline-width="auto" style:text-underline-color="font-color" fo:font-weight="normal" officeooo:paragraph-rsid="001c6582" fo:background-color="transparent" style:font-size-asian="13pt" style:font-size-complex="13p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c6582" officeooo:paragraph-rsid="001c6582" style:text-blinking="false" fo:background-color="transparen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normal" style:text-blinking="false" fo:background-color="transparent" style:font-size-asian="13pt" style:font-size-complex="13pt"/>
    </style:style>
    <style:style style:name="P8" style:family="paragraph" style:parent-style-name="Text_20_body">
      <style:paragraph-properties fo:margin-top="0cm" fo:margin-bottom="0cm" loext:contextual-spacing="false" fo:line-height="138%" style:writing-mode="lr-tb"/>
    </style:style>
    <style:style style:name="P9" style:family="paragraph" style:parent-style-name="Text_20_body">
      <style:paragraph-properties fo:margin-top="0cm" fo:margin-bottom="0cm" loext:contextual-spacing="false" fo:line-height="138%" style:writing-mode="lr-tb"/>
      <style:text-properties officeooo:paragraph-rsid="001c6582"/>
    </style:style>
    <style:style style:name="P10" style:family="paragraph" style:parent-style-name="Heading_20_6">
      <style:paragraph-properties fo:margin-top="0.353cm" fo:margin-bottom="0.071cm" loext:contextual-spacing="false" fo:line-height="138%" style:writing-mode="lr-tb"/>
      <style:text-properties fo:font-variant="normal" fo:text-transform="none" fo:color="#000000" style:text-line-through-style="none" style:text-line-through-type="none" style:font-name="Noto Sans CJK KR Medium" fo:font-size="9pt" fo:font-style="normal" style:text-underline-style="none" fo:font-weight="normal" style:text-blinking="false" fo:background-color="transparent" style:font-weight-asian="normal" style:font-weight-complex="normal"/>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officeooo:rsid="001c6582"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2pt" fo:font-style="normal" style:text-underline-style="solid" style:text-underline-width="auto" style:text-underline-color="font-color" fo:font-weight="bold" officeooo:rsid="001c6582" style:text-blinking="false" fo:background-color="transparent" loext:char-shading-value="0"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officeooo:rsid="001c6582"/>
    </style:style>
    <style:style style:name="T7" style:family="text">
      <style:text-properties style:font-name="Arial1"/>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style:font-weight-asian="normal" style:font-weight-complex="normal"/>
    </style:style>
    <style:style style:name="T11" style:family="text">
      <style:text-properties style:text-underline-style="solid" style:text-underline-width="auto" style:text-underline-color="font-color" style:font-style-asian="normal" style:font-weight-asian="normal" style:font-style-complex="normal" style:font-weight-complex="normal"/>
    </style:style>
    <style:style style:name="T12" style:family="text">
      <style:text-properties fo:font-size="12pt" style:font-size-asian="12pt" style:font-size-complex="12pt"/>
    </style:style>
    <style:style style:name="T1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14" style:family="text">
      <style:text-properties fo:font-size="13pt" style:text-underline-style="solid" style:text-underline-width="auto" style:text-underline-color="font-color" fo:font-weight="bold" style:font-weight-asian="bold" style:font-weight-complex="bold"/>
    </style:style>
    <style:style style:name="T15" style:family="text">
      <style:text-properties fo:font-style="italic" style:text-underline-style="solid" style:text-underline-width="auto" style:text-underline-color="font-color"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a6673407-7fff-e209-5afc-5755208c6de1"/>Learning from Eyantra</text:p>
      <text:p text:style-name="P3"/>
      <text:p text:style-name="P8"><text:span text:style-name="T1">We learnt about </text:span><text:span text:style-name="T3">ROS.</text:span></text:p>
      <text:p text:style-name="P5">We learnt about the robot simulator called V-rep. It is a virtual robot experimentation platform where we can create, compose and simulate any robot.</text:p>
      <text:p text:style-name="P5">We worked on flight of a drone both virtually and physically.</text:p>
      <text:p text:style-name="P5">Our task was to make the drone traverse its self-planned path avoiding obstacles in between.</text:p>
      <text:p text:style-name="P5">So, we worked on the project for about 3 months. First task was writing code for drone’s path planning and holding its position on a point. Then was the task to traverse it on its planned path <text:span text:style-name="T6">going through hoops</text:span>.</text:p>
      <text:p text:style-name="P5">This was implemented twice, once for the virtual drone and next for the real drone in real time.</text:p>
      <text:p text:style-name="P5">For this, we had to use ROS nodes so that our drone, a camera and a python file can communicate to each other in real time.</text:p>
      <text:p text:style-name="P8"><text:span text:style-name="T1">Planning of path was done in programming language Lua and the drones handling was done in python.</text:span></text:p>
      <text:p text:style-name="P8"><text:span text:style-name="T1"/></text:p>
      <text:p text:style-name="P5">The new things which we learnt about are ROS, V-REP, Programming language Lua. </text:p>
      <text:p text:style-name="P5"/>
      <text:p text:style-name="P5">Further, my code organizing , optimizing, and deguging were substantially improved.</text:p>
      <text:p text:style-name="P5">Talking about my soft skills, I think I have learnt to be a team player and trusting your team members. I have also learnt effective management of <text:span text:style-name="T7">available</text:span> resources for starting a task.</text:p>
      <text:p text:style-name="Text_20_body"/>
      <text:p text:style-name="P7">I<text:span text:style-name="T6">n</text:span>tro to project:</text:p>
      <text:h text:style-name="P10" text:outline-level="6">Eyantra is a competetion organized by IIT Bombay, where selected teams are given a chance to complete a project assigned by them as well as compete with other teams for the best performing award.</text:h>
      <text:h text:style-name="P10" text:outline-level="6">We were selected in E-yantra 2018 and received a project which involved controlling a drone's flight in real-time. We constructed as well as implemented algorithms for planning the drone’s path and its traversal on the same.</text:h>
      <text:h text:style-name="P10" text:outline-level="6">The first step was to virtually simulate a drone's traversal on a path using V-rep, following which was to do the same on a real drone.</text:h>
      <text:h text:style-name="P10" text:outline-level="6">Programming was done in python and lua.</text:h>
      <text:p text:style-name="P1"/>
      <text:p text:style-name="P4">Tasks Step by Step:</text:p>
      <text:p text:style-name="Text_20_body"/>
      <text:p text:style-name="P5"><text:span text:style-name="T15">ROS</text:span>: The Robot Operating System is a framework for writing robot software. It is a collection of tools and libraries that simplifies the task of creating complex and robust robot behaviour across a wide variety of robotic platform(like V-rep).</text:p>
      <text:p text:style-name="Text_20_body"/>
      <text:p text:style-name="P5"><text:soft-page-break/>For example in ROS, there are these nodes. Written in python, we use nodes to either subscribe or publish some information. This is used to communicate between the nodes.</text:p>
      <text:p text:style-name="P5">Like if we have a drone, a camera and a python file. Then we will make a node for each of these. Camera’s node will publish its image, drones node will subscribe to motor inputs, and python file will subscribe to camera’s image and publish motor inputs to drone for its controlling.</text:p>
      <text:p text:style-name="P5">(Ros Launch: Ros.launch is a file by ROS which helps to launch multiple nodes from a simple file.)</text:p>
      <text:p text:style-name="Text_20_body"/>
      <text:p text:style-name="P5"><text:span text:style-name="T15">V-REP</text:span>(3D simulator for industrial robots): It is a virtual robot experimentation platform where we can create, compose and simulate any robot, a very useful tool nowadays in testing and evaluating autonomous robots in virtual world. It has support for developing algorithms to simulate automation scenarios</text:p>
      <text:p text:style-name="Text_20_body"/>
      <text:p text:style-name="P5"><text:span text:style-name="T15">ArUco Marker</text:span>: ArUco marker is a 5x5 grid that is black and white in color. ArUco markers are based on Hamming code. 1,3,5th columns are parity bits &amp; 2,4th are data bits.  They represent a particular number which is decoded from the image.</text:p>
      <text:p text:style-name="Text_20_body"/>
      <text:p text:style-name="P5"><text:span text:style-name="T15">WhyCon Marker</text:span>: WhyCon is a vision-based localization system that can be used with low cost web cameras.</text:p>
      <text:p text:style-name="Text_20_body"/>
      <text:p text:style-name="P5"><text:span text:style-name="T13">TASK 0</text:span> : The task was to detect the position and orientation of WhyCon and ArUco markers in the virtual space in vrep.</text:p>
      <text:p text:style-name="Text_20_body"/>
      <text:p text:style-name="P5"><text:span text:style-name="T13">TASK 1.1</text:span>: Implementing position holding of drone(in vrep).</text:p>
      <text:p text:style-name="P5">A whycon marker is attached to the top of drone, our camera is on the top of a square grid watching vertically downwards. So we implement a code to take the drone to a positon in 3d space by giving it the required pitch, roll,  yaw, throttle values(motor inputs in x,y,rotation,z directions) &amp; then stabilize drone there as soon as possible.</text:p>
      <text:p text:style-name="Text_20_body"/>
      <text:p text:style-name="P5"><text:span text:style-name="T15">PID controller</text:span>: Proportional Integral Derivative (PID Controller)</text:p>
      <text:p text:style-name="P5">output = Kp*error + Iterm + Kd*(error - previous error)</text:p>
      <text:p text:style-name="P5">PID controller help to provide a desired way of reducing the error of a system. It has proportional term for reducing error, a derivative for ensuring damping, an integral term for preventing steady state error.</text:p>
      <text:p text:style-name="Text_20_body"/>
      <text:p text:style-name="P5"><text:span text:style-name="T13">TASK 1.2</text:span><text:span text:style-name="T12"> </text:span>: Implementing the Path planning to avoid obstacles.</text:p>
      <text:p text:style-name="P5">In this theme we will we using the Open Motion Planning Library(OMPL) to plan our paths. OMPL is an open source library which is available as a plugin in V-REP.</text:p>
      <text:p text:style-name="P5">But the OMPL Plugin in V-REP is based upon the simulators own coordinate frame, also known as the “V-REP World frame”.</text:p>
      <text:p text:style-name="P5"><text:soft-page-break/>Thus, to compute the path and send it to the drone, we need to transform our coordinates from one frame of reference to another. Therefore, we will now compute the transforms i.e. scaling factors required for translating from the WhyCon frame of reference to the World frame of reference of the simulator and vice-versa.</text:p>
      <text:p text:style-name="P5"/>
      <text:p text:style-name="P6"><text:span text:style-name="T13">TASK 2</text:span><text:span text:style-name="T14">(</text:span>Hardware recieved-arena, trees, drone, camera): Emulation of trees in VREP (using scaling factors)</text:p>
      <text:p text:style-name="P6"/>
      <text:p text:style-name="P6"><text:span text:style-name="T13">TASK 3</text:span>: The drone should hold its position at the given point [0.0, 0.0, 20.0] as per the WhyCon frame of reference using the PID control algorithm. You have to emulate the position of the drone in V-REP in the scene provided to you.</text:p>
      <text:p text:style-name="P6"/>
      <text:p text:style-name="P9"><text:span text:style-name="T4">TASK 4</text:span><text:span text:style-name="T2">: To plan the path of drone through 3 trees(hoops), avoiding 2 obstacles and traverse on it.</text:span></text:p>
      <text:p text:style-name="P9"><text:span text:style-name="T2"/></text:p>
      <text:p text:style-name="P9"><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face style:name="FreeSans1" svg:font-family="FreeSans" style:font-family-generic="swiss"/>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KR Medium" svg:font-family="'Noto Sans CJK KR Medium'"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1:54:45.427326126</meta:creation-date>
    <dc:date>2020-05-10T18:49:24.619722421</dc:date>
    <meta:editing-duration>PT6H54M42S</meta:editing-duration>
    <meta:editing-cycles>3</meta:editing-cycles>
    <meta:generator>LibreOffice/5.1.6.2$Linux_X86_64 LibreOffice_project/10m0$Build-2</meta:generator>
    <meta:document-statistic meta:table-count="0" meta:image-count="0" meta:object-count="0" meta:page-count="3" meta:paragraph-count="38" meta:word-count="903" meta:character-count="5234" meta:non-whitespace-character-count="4366"/>
  </office:meta>
</office:document-meta>
</file>